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Zaključak</text:span></text:p>
      <text:p text:style-name="P1">Smatramo da naš informacijski sustav za upravljanje prodajom automobila u svojem trenutnom obliku pruža čvrst temelj za učinkovito upravljanje poslovnim procesima, ali smo također svjesni da uvijek postoji prostor za daljnji razvoj i unaprjeđenje. Tema prodaje automobila pokazala se kao složeno područje, s mnoštvom aspekata koje je potrebno precizno obuhvatiti – od kupaca i prodajnih transakcija, do dostupnosti vozila, evidencije servisa i više.</text:p>
      <text:p text:style-name="P1">Projektni sustav koji smo razvili ne obuhvaća samo tehničko praćenje informacija o automobilima i klijentima, već integrira cjelokupno poslovanje prodajnih mjesta – od upravljanja zaposlenicima i radnim smjenama do analize prodajnih rezultata i ponašanja kupaca. Fokusirali smo se na razvoj robusne baze podataka i sveobuhvatnih SQL upita koji podržavaju donošenje poslovnih odluka temeljenih na stvarnim podacima.</text:p>
      <text:p text:style-name="P1">Kroz implementirane upite moguće je nadzirati učinkovitost zaposlenika, analizirati prodaju po segmentima i vremenskim periodima, identificirati VIP klijente i pratiti popularnost modela vozila. Posebna pažnja posvećena je i praćenju povijesti vlasništva automobila, što doprinosi transparentnosti i sigurnosti poslovanja.</text:p>
      <text:p text:style-name="P1">U izradi projekta pristupili smo zadatku ambiciozno, modelirajući detaljnu i opsežnu relacijsku bazu podataka koja pokriva ključne funkcionalnosti sustava. Iako smo time dobili veliku fleksibilnost i potencijal za proširenje, izazov nam je bio uskladiti sve dijelove baze unutar ograničenog vremenskog okvira. Najviše poteškoća u početku stvarala je koordinacija timskog rada i podjela zadataka na način koji bi ravnomjerno rasporedio odgovornosti i smanjio stres pri završnim fazama implementacije.</text:p>
      <text:p text:style-name="P1">Unatoč tim izazovima, vjerujemo da smo razvili robusno rješenje koje omogućuje pouzdano upravljanje informacijama o automobilima, klijentima, prodaji, zaposlenicima i ostalim entitetima relevantnima za prodajno poslovanje. Projekt je obuhvatio sve zadane ciljeve – od ER modeliranja i SQL implementacije do oblikovanja složenih upita i njihove interpretacije u relacijskoj algebri – čime smo uspješno povezali teorijska znanja s praktičnim iskustvom.</text:p>
      <text:p text:style-name="P1">Kao i u većini informatičkih projekata, mogućnosti nadogradnje su brojne. Smatramo da bi izrada korisničkog sučelja u obliku web ili desktop aplikacije značajno unaprijedila pristupačnost i upotrebljivost sustava. Nadalje, predlažemo integraciju s vanjskim servisima poput sustava za financijsko knjigovodstvo ili carinskih baza podataka. Dodatne funkcionalnosti koje bi se mogle razviti uključuju generiranje izvještaja, analitiku prodajnih trendova, personalizirane ponude za klijente te automatizirano vođenje zaliha.</text:p>
      <text:p text:style-name="P1">Unatoč izazovima u modeliranju kompleksnih odnosa između entiteta poput zaposlenika, salona, automobila i transakcija, sustav uspješno podržava svakodnevne operacije i omogućuje buduće nadogradnje, kao što su sustavi preporuka, izvještaji u stvarnom vremenu i automatizirano upravljanje zalihama. Time projekt ne predstavlja samo tehničko rješenje, već i temelj za digitalnu transformaciju poslovanja u autoindustriji.</text:p>
      <text:p text:style-name="P1">Ovaj projekt nije samo tehnički izazov, već i dragocjeno iskustvo timskog rada, planiranja i rješavanja konkretnih problema, koje će nam zasigurno koristiti u daljnjem obrazovanju i profesionalnom razvoj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Zen Hei"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6T21:06:22.864549000</meta:creation-date>
    <meta:generator>LibreOffice/24.8.7.2$Linux_X86_64 LibreOffice_project/480$Build-2</meta:generator>
    <dc:date>2025-05-24T15:22:43.132750164</dc:date>
    <meta:editing-duration>PT25S</meta:editing-duration>
    <meta:editing-cycles>1</meta:editing-cycles>
    <meta:document-statistic meta:table-count="0" meta:image-count="0" meta:object-count="0" meta:page-count="1" meta:paragraph-count="9" meta:word-count="424" meta:character-count="3286" meta:non-whitespace-character-count="2867"/>
  </office:meta>
</office:document-meta>
</file>